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1080" officeooo:paragraph-rsid="00091080"/>
    </style:style>
    <style:style style:name="P2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91080" officeooo:paragraph-rsid="00091080" style:font-size-asian="15pt" style:font-weight-asian="bold" style:font-size-complex="15pt" style:font-weight-complex="bold"/>
    </style:style>
    <style:style style:name="T1" style:family="text">
      <style:text-properties officeooo:rsid="000910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uminaire-Contrat 5</text:p>
      <text:p text:style-name="Standard">-<text:span text:style-name="T1">Déterminer les données a récupérer et leur format</text:span></text:p>
      <text:p text:style-name="P1">*A voir avec l’ec qui envoi les données</text:p>
      <text:p text:style-name="P1"/>
      <text:p text:style-name="P1">-Etablir un protocole d’encodage des données avec l’étudiant EC pour le transfert des informations en UART via LoRa</text:p>
      <text:p text:style-name="P1">*Bien cerné le UART, comment le recevoir et le traduire</text:p>
      <text:p text:style-name="P1">*A définir avec un ec le protocole d’encodage, une trame, ordonnance des bytes, convention réseau ?</text:p>
      <text:p text:style-name="P1"/>
      <text:p text:style-name="P1">-Etablir le modèle des données </text:p>
      <text:p text:style-name="P1">*Une liste des champs d’en-tête ?</text:p>
      <text:p text:style-name="P1"/>
      <text:p text:style-name="P1">-Technologie de SGBD </text:p>
      <text:p text:style-name="P1">*Surêment MySQL, a définir avec les IR</text:p>
      <text:p text:style-name="P1"/>
      <text:p text:style-name="P1">-Prendre en main la technologie TTN LoRa</text:p>
      <text:p text:style-name="P1">-Créer un script de récupération des données TTN</text:p>
      <text:p text:style-name="P1">*The thing network </text:p>
      <text:p text:style-name="P1">*Script ? C++ ? Transmission par cayenne ? Affichage par QT ?</text:p>
      <text:p text:style-name="P1"/>
      <text:p text:style-name="P1">-Enregistrer les données TTN dans une base de donnée</text:p>
      <text:p text:style-name="P1">*Inclure dans le script l’envoie des données SQL en parallèle de l’affichage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7T16:09:19.243000000</meta:creation-date>
    <meta:print-date>2024-01-17T16:20:05.599000000</meta:print-date>
    <dc:date>2024-01-17T17:13:21.351000000</dc:date>
    <meta:editing-duration>PT1H4M3S</meta:editing-duration>
    <meta:editing-cycles>1</meta:editing-cycles>
    <meta:document-statistic meta:table-count="0" meta:image-count="0" meta:object-count="0" meta:page-count="1" meta:paragraph-count="16" meta:word-count="134" meta:character-count="797" meta:non-whitespace-character-count="675"/>
    <meta:generator>LibreOffice/7.5.4.2$Windows_X86_64 LibreOffice_project/36ccfdc35048b057fd9854c757a8b67ec53977b6</meta:generator>
  </office:meta>
</office:document-meta>
</file>